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2pt" style:font-name-asian="Courier New1" style:font-size-asian="12pt" style:font-name-complex="Courier New1" style:font-size-complex="12pt"/>
    </style:style>
    <style:style style:name="P2" style:family="paragraph" style:parent-style-name="Standard">
      <style:text-properties style:font-name="Courier New" fo:font-size="12pt" officeooo:paragraph-rsid="00096213" style:font-name-asian="Courier New1" style:font-size-asian="12pt" style:font-name-complex="Courier New1" style:font-size-complex="12pt"/>
    </style:style>
    <style:style style:name="P3" style:family="paragraph" style:parent-style-name="Standard">
      <style:text-properties style:font-name="Courier New" fo:font-size="12pt" officeooo:rsid="000a905d" officeooo:paragraph-rsid="000a905d" style:font-name-asian="Courier New1" style:font-size-asian="12pt" style:font-name-complex="Courier New1" style:font-size-complex="12pt"/>
    </style:style>
    <style:style style:name="P4" style:family="paragraph" style:parent-style-name="Standard">
      <style:text-properties style:font-name="Courier New" fo:font-size="12pt" officeooo:rsid="000c173b" officeooo:paragraph-rsid="000c173b" style:font-name-asian="Courier New1" style:font-size-asian="12pt" style:font-name-complex="Courier New1" style:font-size-complex="12pt"/>
    </style:style>
    <style:style style:name="P5" style:family="paragraph" style:parent-style-name="Standard">
      <style:text-properties style:font-name="Courier New" fo:font-size="12pt" officeooo:paragraph-rsid="000c173b" style:font-name-asian="Courier New1" style:font-size-asian="12pt" style:font-name-complex="Courier New1" style:font-size-complex="12pt"/>
    </style:style>
    <style:style style:name="P6" style:family="paragraph" style:parent-style-name="Standard">
      <style:text-properties style:font-name="Courier New" fo:font-size="12pt" officeooo:rsid="000e6879" officeooo:paragraph-rsid="000e6879" style:font-name-asian="Courier New1" style:font-size-asian="12pt" style:font-name-complex="Courier New1" style:font-size-complex="12pt"/>
    </style:style>
    <style:style style:name="P7" style:family="paragraph" style:parent-style-name="Standard">
      <style:text-properties style:font-name="Courier New" fo:font-size="15pt" style:font-name-asian="Courier New1" style:font-size-asian="15pt" style:font-name-complex="Courier New1" style:font-size-complex="15pt"/>
    </style:style>
    <style:style style:name="P8" style:family="paragraph" style:parent-style-name="Standard">
      <style:text-properties style:font-name="Courier New" fo:font-size="15pt" style:text-underline-style="solid" style:text-underline-width="auto" style:text-underline-color="font-color" fo:font-weight="bold" officeooo:rsid="00096213" officeooo:paragraph-rsid="00096213" style:font-name-asian="Courier New1" style:font-size-asian="15pt" style:font-weight-asian="bold" style:font-name-complex="Courier New1" style:font-size-complex="15pt" style:font-weight-complex="bold"/>
    </style:style>
    <style:style style:name="P9" style:family="paragraph" style:parent-style-name="Standard">
      <style:text-properties fo:color="#ff0000" style:font-name="Courier New" fo:font-size="17pt" fo:font-weight="bold" style:font-name-asian="Courier New1" style:font-size-asian="17pt" style:font-weight-asian="bold" style:font-name-complex="Courier New1" style:font-size-complex="17pt"/>
    </style:style>
    <style:style style:name="P10" style:family="paragraph" style:parent-style-name="Standard"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P11" style:family="paragraph" style:parent-style-name="Standard">
      <style:text-properties fo:color="#ff0000" style:font-name="Courier New" fo:font-size="12pt" officeooo:rsid="000190c1" style:font-name-asian="Courier New1" style:font-size-asian="12pt" style:font-name-complex="Courier New1" style:font-size-complex="12pt"/>
    </style:style>
    <style:style style:name="P12" style:family="paragraph" style:parent-style-name="Standard">
      <style:text-properties fo:color="#ff0000" style:font-name="Courier New" fo:font-size="12pt" officeooo:rsid="000190c1" officeooo:paragraph-rsid="00096213" style:font-name-asian="Courier New1" style:font-size-asian="12pt" style:font-name-complex="Courier New1" style:font-size-complex="12pt"/>
    </style:style>
    <style:style style:name="P13" style:family="paragraph" style:parent-style-name="Standard">
      <style:text-properties fo:color="#ff0000" style:font-name="Courier New" fo:font-size="12pt" officeooo:rsid="000190c1" officeooo:paragraph-rsid="000a905d" style:font-name-asian="Courier New1" style:font-size-asian="12pt" style:font-name-complex="Courier New1" style:font-size-complex="12pt"/>
    </style:style>
    <style:style style:name="P14" style:family="paragraph" style:parent-style-name="Standard">
      <style:text-properties fo:color="#ff0000" style:font-name="Courier New" fo:font-size="12pt" officeooo:rsid="000190c1" officeooo:paragraph-rsid="000c173b" style:font-name-asian="Courier New1" style:font-size-asian="12pt" style:font-name-complex="Courier New1" style:font-size-complex="12pt"/>
    </style:style>
    <style:style style:name="P15" style:family="paragraph" style:parent-style-name="Standard">
      <style:text-properties fo:color="#ff0000" style:font-name="Courier New" fo:font-size="12pt" officeooo:rsid="000190c1" officeooo:paragraph-rsid="000e6879" style:font-name-asian="Courier New1" style:font-size-asian="12pt" style:font-name-complex="Courier New1" style:font-size-complex="12pt"/>
    </style:style>
    <style:style style:name="P16" style:family="paragraph" style:parent-style-name="Standard">
      <style:text-properties fo:color="#000000" style:font-name="Courier New" fo:font-size="12pt" officeooo:rsid="000190c1" officeooo:paragraph-rsid="00096213" style:font-name-asian="Courier New1" style:font-size-asian="12pt" style:font-name-complex="Courier New1" style:font-size-complex="12pt"/>
    </style:style>
    <style:style style:name="P17" style:family="paragraph" style:parent-style-name="Standard">
      <style:paragraph-properties style:line-height-at-least="0.503cm"/>
      <style:text-properties fo:color="#000000" style:font-name="Courier New" fo:font-size="12pt" officeooo:paragraph-rsid="00096213" style:font-name-asian="Courier New1" style:font-size-asian="12pt" style:font-name-complex="Courier New1" style:font-size-complex="12pt"/>
    </style:style>
    <style:style style:name="P18" style:family="paragraph" style:parent-style-name="Standard">
      <style:paragraph-properties fo:margin-left="0cm" fo:margin-right="0cm" fo:margin-top="0.423cm" fo:margin-bottom="0.423cm" loext:contextual-spacing="false" fo:line-height="100%" fo:text-indent="0cm" style:auto-text-indent="false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P19" style:family="paragraph" style:parent-style-name="Standard" style:master-page-name="Standard">
      <style:paragraph-properties style:page-number="1"/>
      <style:text-properties fo:font-size="14pt" style:font-size-asian="14pt" style:font-size-complex="14pt"/>
    </style:style>
    <style:style style:name="P20" style:family="paragraph" style:parent-style-name="Standard">
      <style:text-properties fo:color="#ff0000" style:font-name="Courier New" fo:font-size="12pt" officeooo:rsid="000190c1" officeooo:paragraph-rsid="00096213" style:font-name-asian="Courier New1" style:font-size-asian="12pt" style:font-name-complex="Courier New1" style:font-size-complex="12pt"/>
    </style:style>
    <style:style style:name="P21" style:family="paragraph" style:parent-style-name="Standard">
      <style:text-properties style:font-name="Courier New" fo:font-size="15pt" style:text-underline-style="solid" style:text-underline-width="auto" style:text-underline-color="font-color" fo:font-weight="bold" officeooo:rsid="00096213" style:font-name-asian="Courier New1" style:font-size-asian="15pt" style:font-weight-asian="bold" style:font-name-complex="Courier New1" style:font-size-complex="15pt" style:font-weight-complex="bold"/>
    </style:style>
    <style:style style:name="P22" style:family="paragraph" style:parent-style-name="Standard">
      <style:text-properties style:font-name="Courier New" fo:font-size="15pt" style:text-underline-style="solid" style:text-underline-width="auto" style:text-underline-color="font-color" fo:font-weight="bold" officeooo:rsid="000c173b" style:font-name-asian="Courier New1" style:font-size-asian="15pt" style:font-weight-asian="bold" style:font-name-complex="Courier New1" style:font-size-complex="15pt" style:font-weight-complex="bold"/>
    </style:style>
    <style:style style:name="T1" style:family="text">
      <style:text-properties fo:font-size="14pt" style:text-underline-style="solid" style:text-underline-width="auto" style:text-underline-color="font-color" fo:font-weight="bold" officeooo:rsid="00096213" style:font-size-asian="14pt" style:font-weight-asian="bold" style:font-size-complex="14pt" style:font-weight-complex="bold"/>
    </style:style>
    <style:style style:name="T2" style:family="text">
      <style:text-properties fo:color="#000000"/>
    </style:style>
    <style:style style:name="T3" style:family="text">
      <style:text-properties style:text-underline-style="solid" style:text-underline-width="auto" style:text-underline-color="font-color" fo:font-weight="bold" officeooo:rsid="000c173b" style:font-weight-asian="bold" style:font-weight-complex="bold"/>
    </style:style>
    <style:style style:name="T4" style:family="text">
      <style:text-properties fo:font-size="15pt" style:text-underline-style="solid" style:text-underline-width="auto" style:text-underline-color="font-color" fo:font-weight="bold" officeooo:rsid="00096213" style:font-size-asian="15pt" style:font-weight-asian="bold" style:font-size-complex="15pt" style:font-weight-complex="bold"/>
    </style:style>
    <style:style style:name="T5" style:family="text">
      <style:text-properties fo:font-size="15pt" style:text-underline-style="solid" style:text-underline-width="auto" style:text-underline-color="font-color" fo:font-weight="bold" officeooo:rsid="000a905d" style:font-size-asian="15pt" style:font-weight-asian="bold" style:font-size-complex="15pt" style:font-weight-complex="bold"/>
    </style:style>
    <style:style style:name="T6" style:family="text">
      <style:text-properties fo:font-size="15pt" style:text-underline-style="solid" style:text-underline-width="auto" style:text-underline-color="font-color" fo:font-weight="bold" officeooo:rsid="000c173b" style:font-size-asian="15pt" style:font-weight-asian="bold" style:font-size-complex="15pt" style:font-weight-complex="bold"/>
    </style:style>
    <style:style style:name="T7" style:family="text">
      <style:text-properties fo:font-size="15pt" style:text-underline-style="solid" style:text-underline-width="auto" style:text-underline-color="font-color" fo:font-weight="bold" officeooo:rsid="000e1241" style:font-size-asian="15pt" style:font-weight-asian="bold" style:font-size-complex="15pt" style:font-weight-complex="bold"/>
    </style:style>
    <style:style style:name="T8" style:family="text">
      <style:text-properties fo:font-size="15pt" style:text-underline-style="solid" style:text-underline-width="auto" style:text-underline-color="font-color" fo:font-weight="bold" officeooo:rsid="000e6879" style:font-size-asian="15pt" style:font-weight-asian="bold" style:font-size-complex="1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Elementos (Corregir errores, sin modificar la DTD)</text:p>
      <text:p text:style-name="P1"><text:s/></text:p>
      <text:p text:style-name="P1"><text:s/></text:p>
      <text:p text:style-name="P1">&lt;?xml version="1.0" encoding="UTF-8"?&gt;</text:p>
      <text:p text:style-name="P1">&lt;!DOCTYPE perifericos [</text:p>
      <text:p text:style-name="P1"><text:s text:c="3"/>&lt;!ELEMENT perifericos (#PCDATA)&gt;</text:p>
      <text:p text:style-name="P1">]&gt;</text:p>
      <text:p text:style-name="P1"><text:s/></text:p>
      <text:p text:style-name="P1">&lt;perifericos&gt;</text:p>
      <text:p text:style-name="P1"><text:s text:c="3"/>&lt;periferico&gt;impresora&lt;/periferico&gt;</text:p>
      <text:p text:style-name="P1"><text:s text:c="3"/>&lt;periferico&gt;monitor&lt;/periferico&gt;</text:p>
      <text:p text:style-name="P1"><text:s text:c="3"/>&lt;periferico&gt;teclado&lt;/periferico&gt;</text:p>
      <text:p text:style-name="P1">&lt;/perifericos&gt;</text:p>
      <text:p text:style-name="P1"><text:s/></text:p>
      <text:p text:style-name="P9">Solución:</text:p>
      <text:p text:style-name="P10"><text:tab/><text:tab/></text:p>
      <text:p text:style-name="P10">En este documento se almacenan nombres de periféricos del ordenador: impresora, monitor y teclado.</text:p>
      <text:p text:style-name="P10"><text:tab/><text:tab/></text:p>
      <text:p text:style-name="P10">&lt;perifericos&gt;impresora monitor teclado&lt;/perifericos&gt;</text:p>
      <text:p text:style-name="P10"><text:tab/><text:tab/></text:p>
      <text:p text:style-name="P18">El elemento "perifericos" no puede tener hijos.</text:p>
      <text:p text:style-name="P1"/>
      <text:p text:style-name="P1"><text:s/><text:span text:style-name="T1">Ejercicio 1</text:span></text:p>
      <text:p text:style-name="P1"><text:bookmark-start text:name="__DdeLink__761_1893890798"/>&lt;?xml version="1.0" encoding="UTF-8"?&gt;</text:p>
      <text:p text:style-name="P1">&lt;!DOCTYPE perro [</text:p>
      <text:p text:style-name="P1"><text:s text:c="3"/>&lt;!ELEMENT perro (edad, nombre)&gt;</text:p>
      <text:p text:style-name="P1"><text:s text:c="3"/>&lt;!ELEMENT edad (#PCDATA)&gt;</text:p>
      <text:p text:style-name="P1"><text:s text:c="3"/>&lt;!ELEMENT nombre (#PCDATA)&gt;</text:p>
      <text:p text:style-name="P1">]&gt;</text:p>
      <text:p text:style-name="P1"><text:s/></text:p>
      <text:p text:style-name="P1">&lt;perro&gt;</text:p>
      <text:p text:style-name="P1"><text:s text:c="2"/>&lt;nombre&gt;Pancho&lt;/nombre&gt;</text:p>
      <text:p text:style-name="P1"><text:s text:c="2"/>&lt;edad&gt;8&lt;/edad&gt;</text:p>
      <text:p text:style-name="P1">&lt;/perro&gt;<text:bookmark-end text:name="__DdeLink__761_1893890798"/></text:p>
      <text:p text:style-name="P12"/>
      <text:p text:style-name="P12">Solucion:</text:p>
      <text:p text:style-name="P12">Se ha modificado el orden de los elementos edad y nombre ya que en el DTD están declarados en distinto nombre:</text:p>
      <text:p text:style-name="P1"><text:s/></text:p>
      <text:p text:style-name="P2"><text:s/><text:bookmark-start text:name="__DdeLink__763_1893890798"/><text:span text:style-name="T2">&lt;?xml version="1.0" encoding="UTF-8"?&gt;</text:span></text:p>
      <text:p text:style-name="P17">&lt;!DOCTYPE perro [</text:p>
      <text:p text:style-name="P17"><text:soft-page-break/><text:s text:c="3"/>&lt;!ELEMENT perro (edad, nombre)&gt;</text:p>
      <text:p text:style-name="P17"><text:s text:c="3"/>&lt;!ELEMENT edad (#PCDATA)&gt;</text:p>
      <text:p text:style-name="P17"><text:s text:c="3"/>&lt;!ELEMENT nombre (#PCDATA)&gt;</text:p>
      <text:p text:style-name="P17">]&gt;</text:p>
      <text:p text:style-name="P17"><text:s/></text:p>
      <text:p text:style-name="P17">&lt;perro&gt;</text:p>
      <text:p text:style-name="P17"><text:s text:c="2"/>&lt;edad&gt;8&lt;/edad&gt;</text:p>
      <text:p text:style-name="P17"><text:s text:c="2"/>&lt;nombre&gt;Pancho&lt;/nombre&gt;</text:p>
      <text:p text:style-name="P16">&lt;/perro&gt;<text:bookmark-end text:name="__DdeLink__763_1893890798"/></text:p>
      <text:p text:style-name="P1"><text:s/><text:span text:style-name="T4">Ejercicio 2</text:span></text:p>
      <text:p text:style-name="P21"/>
      <text:p text:style-name="P1">&lt;?xml version="1.0" encoding="UTF-8"?&gt;</text:p>
      <text:p text:style-name="P1">&lt;!DOCTYPE caballo [</text:p>
      <text:p text:style-name="P1"><text:s text:c="3"/>&lt;!ELEMENT caballo (nombre, raza, edad)&gt;</text:p>
      <text:p text:style-name="P1"><text:s text:c="3"/>&lt;!ELEMENT nombre (#PCDATA)&gt;</text:p>
      <text:p text:style-name="P1"><text:s text:c="3"/>&lt;!ELEMENT raza (#PCDATA)&gt;</text:p>
      <text:p text:style-name="P1"><text:s text:c="3"/>&lt;!ELEMENT edad EMPTY&gt;</text:p>
      <text:p text:style-name="P1">]&gt;</text:p>
      <text:p text:style-name="P1"><text:s/></text:p>
      <text:p text:style-name="P1">&lt;caballo&gt;</text:p>
      <text:p text:style-name="P1"><text:s text:c="3"/>&lt;nombre&gt;Silvestre&lt;/nombre&gt;</text:p>
      <text:p text:style-name="P1"><text:s text:c="3"/>&lt;raza&gt;Morgan&lt;/raza&gt;</text:p>
      <text:p text:style-name="P1">&lt;/caballo&gt;</text:p>
      <text:p text:style-name="P1"><text:s/></text:p>
      <text:p text:style-name="P12">Solucion:</text:p>
      <text:p text:style-name="P12">Se ha declarado el elemento edad en la raiz el cuál era inexistente.</text:p>
      <text:p text:style-name="P12"/>
      <text:p text:style-name="P1">&lt;!DOCTYPE caballo [</text:p>
      <text:p text:style-name="P1"><text:s text:c="3"/>&lt;!ELEMENT caballo (nombre, raza, edad)&gt;</text:p>
      <text:p text:style-name="P1"><text:s text:c="3"/>&lt;!ELEMENT nombre (#PCDATA)&gt;</text:p>
      <text:p text:style-name="P1"><text:s text:c="3"/>&lt;!ELEMENT raza (#PCDATA)&gt;</text:p>
      <text:p text:style-name="P1"><text:s text:c="3"/>&lt;!ELEMENT edad EMPTY&gt;</text:p>
      <text:p text:style-name="P1">]&gt;</text:p>
      <text:p text:style-name="P1"><text:s/></text:p>
      <text:p text:style-name="P1">&lt;caballo&gt;</text:p>
      <text:p text:style-name="P1"><text:s text:c="3"/>&lt;nombre&gt;Silvestre&lt;/nombre&gt;</text:p>
      <text:p text:style-name="P1"><text:s text:c="3"/>&lt;raza&gt;Morgan&lt;/raza&gt;</text:p>
      <text:p text:style-name="P1"><text:s text:c="3"/>&lt;edad&gt;&lt;/edad&gt;</text:p>
      <text:p text:style-name="P1">&lt;/caballo&gt;</text:p>
      <text:p text:style-name="P1"/>
      <text:p text:style-name="P8">Ejercicio 3</text:p>
      <text:p text:style-name="P8"/>
      <text:p text:style-name="P1">&lt;?xml version="1.0" encoding="UTF-8"?&gt;</text:p>
      <text:p text:style-name="P1"><text:soft-page-break/>&lt;!DOCTYPE mesa [</text:p>
      <text:p text:style-name="P1"><text:s text:c="3"/>&lt;!ELEMENT mesa ANY&gt;</text:p>
      <text:p text:style-name="P1"><text:s text:c="3"/>&lt;!ELEMENT material (#PCDATA)&gt;</text:p>
      <text:p text:style-name="P1"><text:s text:c="3"/>&lt;!ELEMENT color (#PCDATA)&gt;</text:p>
      <text:p text:style-name="P1">]&gt;</text:p>
      <text:p text:style-name="P1"><text:s/></text:p>
      <text:p text:style-name="P1">&lt;mesa&gt;La mesa de &lt;material&gt;madera es de color &lt;color&gt;marrón&lt;/color&gt;&lt;/material&gt;.&lt;/mesa&gt;</text:p>
      <text:p text:style-name="P1"><text:s/></text:p>
      <text:p text:style-name="P12">Solucion:</text:p>
      <text:p text:style-name="P12">Se ha movido el elemento color fuera del elemento material ya que en el DTD no está declarado de manera que pueda estar dentro:</text:p>
      <text:p text:style-name="P12"/>
      <text:p text:style-name="P1"><text:s/>&lt;?xml version="1.0" encoding="UTF-8"?&gt;</text:p>
      <text:p text:style-name="P1">&lt;!DOCTYPE mesa [</text:p>
      <text:p text:style-name="P1"><text:s text:c="3"/>&lt;!ELEMENT mesa ANY&gt;</text:p>
      <text:p text:style-name="P1"><text:s text:c="3"/>&lt;!ELEMENT material (#PCDATA)&gt;</text:p>
      <text:p text:style-name="P1"><text:s text:c="3"/>&lt;!ELEMENT color (#PCDATA)&gt;</text:p>
      <text:p text:style-name="P1">]&gt;</text:p>
      <text:p text:style-name="P1"><text:s/></text:p>
      <text:p text:style-name="P1">&lt;mesa&gt;La mesa de &lt;material&gt;madera es de color &lt;/material&gt;&lt;color&gt;marrón&lt;/color&gt;.&lt;/mesa&gt;</text:p>
      <text:p text:style-name="P1"><text:s/></text:p>
      <text:p text:style-name="P8">Ejercicio 4</text:p>
      <text:p text:style-name="P8"/>
      <text:p text:style-name="P1">&lt;?xml version="1.0" encoding="UTF-8"?&gt;</text:p>
      <text:p text:style-name="P1">&lt;!DOCTYPE partes [</text:p>
      <text:p text:style-name="P1"><text:s text:c="3"/>&lt;!ELEMENT partes (secciones)&gt;</text:p>
      <text:p text:style-name="P1"><text:s text:c="3"/>&lt;!ELEMENT secciones ANY&gt;</text:p>
      <text:p text:style-name="P1"><text:s text:c="3"/>&lt;!ELEMENT letras (#PCDATA)&gt;</text:p>
      <text:p text:style-name="P1">]&gt;</text:p>
      <text:p text:style-name="P1"><text:s/></text:p>
      <text:p text:style-name="P1">&lt;secciones&gt;</text:p>
      <text:p text:style-name="P1"><text:s text:c="3"/>&lt;letras&gt;abc&lt;/letras&gt;</text:p>
      <text:p text:style-name="P1"><text:s text:c="3"/>MNT</text:p>
      <text:p text:style-name="P1"><text:s text:c="3"/>&lt;letras&gt;xyz&lt;/letras&gt;</text:p>
      <text:p text:style-name="P1">&lt;/secciones&gt;</text:p>
      <text:p text:style-name="P1"/>
      <text:p text:style-name="P11"><text:s/>Solucion:</text:p>
      <text:p text:style-name="P13">Se ha creado la raiz partes ya que esta declarada en el DTD pero no esta puesta en el documento xml:</text:p>
      <text:p text:style-name="P13"/>
      <text:p text:style-name="P3">&lt;?xml version="1.0" encoding="UTF-8"?&gt;</text:p>
      <text:p text:style-name="P3"><text:soft-page-break/>&lt;!DOCTYPE partes [</text:p>
      <text:p text:style-name="P3"><text:s text:c="3"/>&lt;!ELEMENT partes (secciones)&gt;</text:p>
      <text:p text:style-name="P3"><text:s text:c="3"/>&lt;!ELEMENT secciones ANY&gt;</text:p>
      <text:p text:style-name="P3"><text:s text:c="3"/>&lt;!ELEMENT letras (#PCDATA)&gt;</text:p>
      <text:p text:style-name="P3">]&gt;</text:p>
      <text:p text:style-name="P3">&lt;partes&gt;</text:p>
      <text:p text:style-name="P3">&lt;secciones&gt;</text:p>
      <text:p text:style-name="P3"><text:s text:c="3"/>&lt;letras&gt;abc&lt;/letras&gt;</text:p>
      <text:p text:style-name="P3"><text:s text:c="3"/>MNT</text:p>
      <text:p text:style-name="P3"><text:s text:c="3"/>&lt;letras&gt;xyz&lt;/letras&gt;</text:p>
      <text:p text:style-name="P3">&lt;/secciones&gt;</text:p>
      <text:p text:style-name="P3">&lt;/partes&gt;</text:p>
      <text:p text:style-name="P1"><text:s/></text:p>
      <text:p text:style-name="P1"><text:s/><text:span text:style-name="T5">Ejercicio 5</text:span></text:p>
      <text:p text:style-name="P1"><text:s/></text:p>
      <text:p text:style-name="P1"><text:bookmark-start text:name="__DdeLink__1333_446594527"/>&lt;?xml version="1.0" encoding="UTF-8"?&gt;</text:p>
      <text:p text:style-name="P1">&lt;!DOCTYPE viajes [</text:p>
      <text:p text:style-name="P1"><text:s text:c="3"/>&lt;!ELEMENT viajes (austria, italia, francia)&gt;</text:p>
      <text:p text:style-name="P1"><text:s text:c="3"/>&lt;!ELEMENT austria (ciudad+)&gt;</text:p>
      <text:p text:style-name="P1"><text:s text:c="3"/>&lt;!ELEMENT italia (ciudad+)&gt;</text:p>
      <text:p text:style-name="P1"><text:s text:c="3"/>&lt;!ELEMENT francia (ciudad+)&gt;</text:p>
      <text:p text:style-name="P1"><text:s text:c="3"/>&lt;!ELEMENT ciudad (#PCDATA)&gt;</text:p>
      <text:p text:style-name="P1">]&gt;</text:p>
      <text:p text:style-name="P1"><text:s/></text:p>
      <text:p text:style-name="P1">&lt;viajes&gt;</text:p>
      <text:p text:style-name="P1"><text:s text:c="3"/>&lt;austria&gt;</text:p>
      <text:p text:style-name="P1"><text:s text:c="2"/><text:tab/>&lt;viena/&gt;</text:p>
      <text:p text:style-name="P1"><text:s text:c="3"/>&lt;/austria&gt;</text:p>
      <text:p text:style-name="P1"><text:s text:c="3"/>&lt;italia&gt;</text:p>
      <text:p text:style-name="P1"><text:s text:c="2"/><text:tab/>&lt;florencia/&gt;</text:p>
      <text:p text:style-name="P1"><text:s text:c="2"/><text:tab/>&lt;roma/&gt;</text:p>
      <text:p text:style-name="P1"><text:s text:c="2"/><text:tab/>&lt;venecia/&gt;</text:p>
      <text:p text:style-name="P1"><text:s text:c="3"/>&lt;/italia&gt;</text:p>
      <text:p text:style-name="P1"><text:s text:c="3"/>&lt;francia/&gt;</text:p>
      <text:p text:style-name="P1">&lt;/viajes&gt;<text:bookmark-end text:name="__DdeLink__1333_446594527"/></text:p>
      <text:p text:style-name="P1"><text:s/></text:p>
      <text:p text:style-name="P11"><text:s/>Solucion:</text:p>
      <text:p text:style-name="P14">Se ha declarado en el documento xml los elemntos ciudad en cada una de las subraices y el nombre de las ciudades se le ha quitado el signo mayor y menos y las barras para que pasaran a formar parte del elemento ciudad:</text:p>
      <text:p text:style-name="P4"/>
      <text:p text:style-name="P4">&lt;?xml version="1.0" encoding="UTF-8"?&gt;</text:p>
      <text:p text:style-name="P4">&lt;!DOCTYPE viajes [</text:p>
      <text:p text:style-name="P4"><text:soft-page-break/><text:s text:c="3"/>&lt;!ELEMENT viajes (austria, italia, francia)&gt;</text:p>
      <text:p text:style-name="P4"><text:s text:c="3"/>&lt;!ELEMENT austria (ciudad+)&gt;</text:p>
      <text:p text:style-name="P4"><text:s text:c="3"/>&lt;!ELEMENT italia (ciudad+)&gt;</text:p>
      <text:p text:style-name="P4"><text:s text:c="3"/>&lt;!ELEMENT francia (ciudad+)&gt;</text:p>
      <text:p text:style-name="P4"><text:s text:c="3"/>&lt;!ELEMENT ciudad (#PCDATA)&gt;</text:p>
      <text:p text:style-name="P4">]&gt;</text:p>
      <text:p text:style-name="P4"><text:s/></text:p>
      <text:p text:style-name="P4">&lt;viajes&gt;</text:p>
      <text:p text:style-name="P4"><text:s text:c="3"/>&lt;austria&gt;</text:p>
      <text:p text:style-name="P4"><text:s text:c="7"/>&lt;ciudad&gt;viena&lt;/ciudad&gt;</text:p>
      <text:p text:style-name="P4"><text:s text:c="3"/>&lt;/austria&gt;</text:p>
      <text:p text:style-name="P4"><text:s text:c="3"/>&lt;italia&gt;</text:p>
      <text:p text:style-name="P4"><text:s text:c="7"/>&lt;ciudad&gt;florencia&lt;/ciudad&gt;</text:p>
      <text:p text:style-name="P4"><text:s text:c="7"/>&lt;ciudad&gt;roma&lt;/ciudad&gt;</text:p>
      <text:p text:style-name="P4"><text:s text:c="7"/>&lt;ciudad&gt;venecia&lt;/ciudad&gt;</text:p>
      <text:p text:style-name="P4"><text:s text:c="3"/>&lt;/italia&gt;</text:p>
      <text:p text:style-name="P4"><text:s text:c="3"/>&lt;francia&gt;</text:p>
      <text:p text:style-name="P4"><text:s text:c="7"/>&lt;ciudad&gt;&lt;/ciudad&gt;</text:p>
      <text:p text:style-name="P4"><text:s text:c="3"/>&lt;/francia&gt;</text:p>
      <text:p text:style-name="P4">&lt;/viajes&gt;</text:p>
      <text:p text:style-name="P1"><text:s/></text:p>
      <text:p text:style-name="P1"><text:s/><text:span text:style-name="T6">Ejercicio 6</text:span></text:p>
      <text:p text:style-name="P22"/>
      <text:p text:style-name="P1"><text:bookmark-start text:name="__DdeLink__1335_446594527"/>&lt;?xml version="1.0" encoding="UTF-8"?&gt;</text:p>
      <text:p text:style-name="P1">&lt;!DOCTYPE ropa [</text:p>
      <text:p text:style-name="P1"><text:s text:c="3"/>&lt;!ELEMENT ropa (nombre, color*)&gt;</text:p>
      <text:p text:style-name="P1"><text:s text:c="3"/>&lt;!ELEMENT nombre (#PCDATA)&gt;</text:p>
      <text:p text:style-name="P1"><text:s text:c="3"/>&lt;!ELEMENT color (#PCDATA)&gt;</text:p>
      <text:p text:style-name="P1">]&gt;</text:p>
      <text:p text:style-name="P1"><text:s/></text:p>
      <text:p text:style-name="P1">&lt;ropa&gt;</text:p>
      <text:p text:style-name="P1"><text:s text:c="3"/>&lt;nombre&gt;guante&lt;/nombre&gt;</text:p>
      <text:p text:style-name="P1"><text:s text:c="3"/>&lt;color&gt;rojo&lt;/color&gt;</text:p>
      <text:p text:style-name="P1"><text:s text:c="3"/>&lt;color&gt;blanco&lt;/color&gt;</text:p>
      <text:p text:style-name="P1"><text:s text:c="3"/>&lt;nombre&gt;bufanda&lt;/nombre&gt;</text:p>
      <text:p text:style-name="P1"><text:s text:c="3"/>&lt;color&gt;verde&lt;/color&gt;</text:p>
      <text:p text:style-name="P1"><text:s text:c="3"/>&lt;color&gt;azul&lt;/color&gt;</text:p>
      <text:p text:style-name="P1">&lt;/ropa&gt;<text:bookmark-end text:name="__DdeLink__1335_446594527"/></text:p>
      <text:p text:style-name="P1"><text:s/></text:p>
      <text:p text:style-name="P11"><text:s/>Solución:</text:p>
      <text:p text:style-name="P14">Se ha borrado un elemento nombre sobrante que causaba el fallo:</text:p>
      <text:p text:style-name="P5"/>
      <text:p text:style-name="P5">&lt;?xml version="1.0" encoding="UTF-8"?&gt;</text:p>
      <text:p text:style-name="P5"><text:soft-page-break/>&lt;!DOCTYPE ropa [</text:p>
      <text:p text:style-name="P5"><text:s text:c="3"/>&lt;!ELEMENT ropa (nombre, color*)&gt;</text:p>
      <text:p text:style-name="P5"><text:s text:c="3"/>&lt;!ELEMENT nombre (#PCDATA)&gt;</text:p>
      <text:p text:style-name="P5"><text:s text:c="3"/>&lt;!ELEMENT color (#PCDATA)&gt;</text:p>
      <text:p text:style-name="P5">]&gt;</text:p>
      <text:p text:style-name="P5"><text:s/></text:p>
      <text:p text:style-name="P5">&lt;ropa&gt;</text:p>
      <text:p text:style-name="P5"><text:s text:c="3"/>&lt;nombre&gt;guante&lt;/nombre&gt;</text:p>
      <text:p text:style-name="P5"><text:s text:c="3"/>&lt;color&gt;rojo&lt;/color&gt;</text:p>
      <text:p text:style-name="P5"><text:s text:c="3"/>&lt;color&gt;blanco&lt;/color&gt;</text:p>
      <text:p text:style-name="P5"><text:s text:c="3"/>&lt;color&gt;verde&lt;/color&gt;</text:p>
      <text:p text:style-name="P5"><text:s text:c="3"/>&lt;color&gt;azul&lt;/color&gt;</text:p>
      <text:p text:style-name="P5">&lt;/ropa&gt;</text:p>
      <text:p text:style-name="P5"/>
      <text:p text:style-name="P7"><text:s/><text:span text:style-name="T3">Ejercicio 7</text:span></text:p>
      <text:p text:style-name="P22"/>
      <text:p text:style-name="P1"><text:bookmark-start text:name="__DdeLink__1337_446594527"/>&lt;?xml version="1.0" encoding="UTF-8"?&gt;</text:p>
      <text:p text:style-name="P1">&lt;!DOCTYPE paises [</text:p>
      <text:p text:style-name="P1"><text:s text:c="3"/>&lt;!ELEMENT paises (pais, ciudad?)*&gt;</text:p>
      <text:p text:style-name="P1"><text:s text:c="3"/>&lt;!ELEMENT pais (#PCDATA)&gt;</text:p>
      <text:p text:style-name="P1"><text:s text:c="3"/>&lt;!ELEMENT ciudad (#PCDATA)&gt;</text:p>
      <text:p text:style-name="P1">]&gt;</text:p>
      <text:p text:style-name="P1"><text:s/></text:p>
      <text:p text:style-name="P1">&lt;paises&gt;</text:p>
      <text:p text:style-name="P1"><text:s text:c="3"/>&lt;pais&gt;italia&lt;/pais&gt;</text:p>
      <text:p text:style-name="P1"><text:s text:c="3"/>&lt;ciudad&gt;florencia&lt;/ciudad&gt;</text:p>
      <text:p text:style-name="P1"><text:s text:c="3"/>&lt;pais&gt;portugal&lt;/pais&gt;</text:p>
      <text:p text:style-name="P1"><text:s text:c="3"/>&lt;ciudad&gt;lisboa&lt;/ciudad&gt;</text:p>
      <text:p text:style-name="P1"><text:s text:c="3"/>&lt;ciudad&gt;oporto&lt;/ciudad&gt;</text:p>
      <text:p text:style-name="P1"><text:s text:c="3"/>&lt;pais&gt;francia&lt;/pais&gt;</text:p>
      <text:p text:style-name="P1">&lt;/paises&gt;<text:bookmark-end text:name="__DdeLink__1337_446594527"/></text:p>
      <text:p text:style-name="P1"><text:s/></text:p>
      <text:p text:style-name="P14"><text:s/>Solución:</text:p>
      <text:p text:style-name="P14">Se borrado dos elemento ciudad ya que el signo interrogación significa que ese elemento solo puede aparecer 0 o 1 vez en el documento:</text:p>
      <text:p text:style-name="P14"/>
      <text:p text:style-name="P5">&lt;?xml version="1.0" encoding="UTF-8"?&gt;</text:p>
      <text:p text:style-name="P5">&lt;!DOCTYPE paises [</text:p>
      <text:p text:style-name="P5"><text:s text:c="3"/>&lt;!ELEMENT paises (pais, ciudad?)*&gt;</text:p>
      <text:p text:style-name="P5"><text:s text:c="3"/>&lt;!ELEMENT pais (#PCDATA)&gt;</text:p>
      <text:p text:style-name="P5"><text:s text:c="3"/>&lt;!ELEMENT ciudad (#PCDATA)&gt;</text:p>
      <text:p text:style-name="P5">]&gt;</text:p>
      <text:p text:style-name="P5"><text:s/></text:p>
      <text:p text:style-name="P5"><text:soft-page-break/>&lt;paises&gt;</text:p>
      <text:p text:style-name="P5"><text:s text:c="3"/>&lt;pais&gt;italia&lt;/pais&gt;</text:p>
      <text:p text:style-name="P5"><text:s text:c="3"/>&lt;ciudad&gt;florencia&lt;/ciudad&gt;</text:p>
      <text:p text:style-name="P5"><text:s text:c="3"/>&lt;pais&gt;portugal&lt;/pais&gt;</text:p>
      <text:p text:style-name="P5"><text:s text:c="3"/>&lt;pais&gt;francia&lt;/pais&gt;</text:p>
      <text:p text:style-name="P5">&lt;/paises&gt;</text:p>
      <text:p text:style-name="P1"><text:s/></text:p>
      <text:p text:style-name="P1"><text:s/><text:span text:style-name="T7">Ejercicio 8</text:span></text:p>
      <text:p text:style-name="P1"/>
      <text:p text:style-name="P1"><text:bookmark-start text:name="__DdeLink__1339_446594527"/>&lt;?xml version="1.0" encoding="UTF-8"?&gt;</text:p>
      <text:p text:style-name="P1">&lt;!DOCTYPE bebidas [</text:p>
      <text:p text:style-name="P1"><text:s text:c="3"/>&lt;!ELEMENT bebidas (bebida)*&gt;</text:p>
      <text:p text:style-name="P1"><text:s text:c="3"/>&lt;!ELEMENT bebida ((codigo | nombre), precio)&gt;</text:p>
      <text:p text:style-name="P1"><text:s text:c="3"/>&lt;!ELEMENT codigo (#PCDATA)&gt;</text:p>
      <text:p text:style-name="P1"><text:s text:c="3"/>&lt;!ELEMENT nombre (#PCDATA)&gt;</text:p>
      <text:p text:style-name="P1"><text:s text:c="3"/>&lt;!ELEMENT precio (#PCDATA)&gt;</text:p>
      <text:p text:style-name="P1">]&gt;</text:p>
      <text:p text:style-name="P1"><text:s/></text:p>
      <text:p text:style-name="P1">&lt;bebidas&gt;</text:p>
      <text:p text:style-name="P1"><text:s text:c="3"/>&lt;bebida&gt;</text:p>
      <text:p text:style-name="P1"><text:s text:c="2"/><text:tab/>&lt;codigo&gt;L45&lt;/codigo&gt;</text:p>
      <text:p text:style-name="P1"><text:s text:c="2"/><text:tab/>&lt;nombre&gt;leche&lt;/nombre&gt;</text:p>
      <text:p text:style-name="P1"><text:s text:c="2"/><text:tab/>&lt;precio&gt;8&lt;/precio&gt;</text:p>
      <text:p text:style-name="P1"><text:s text:c="3"/>&lt;/bebida&gt;</text:p>
      <text:p text:style-name="P1"><text:s text:c="3"/>&lt;bebida&gt;</text:p>
      <text:p text:style-name="P1"><text:s text:c="2"/><text:tab/>&lt;precio&gt;6&lt;/precio&gt;</text:p>
      <text:p text:style-name="P1"><text:s text:c="3"/>&lt;/bebida&gt;</text:p>
      <text:p text:style-name="P1">&lt;/bebidas&gt;<text:bookmark-end text:name="__DdeLink__1339_446594527"/></text:p>
      <text:p text:style-name="P1"><text:s/></text:p>
      <text:p text:style-name="P11"><text:s/>Solucion:</text:p>
      <text:p text:style-name="P15">Se ha borrado codigo del primer elemento bebida y se ha añadido nombre en el segundo elemento bebida ya que [|] este carácter en el DTD significa que una de las dos opciones tienen que estar pero no las dos:</text:p>
      <text:p text:style-name="P15"/>
      <text:p text:style-name="P6">&lt;?xml version="1.0" encoding="UTF-8"?&gt;</text:p>
      <text:p text:style-name="P6">&lt;!DOCTYPE bebidas [</text:p>
      <text:p text:style-name="P6"><text:s text:c="3"/>&lt;!ELEMENT bebidas (bebida)*&gt;</text:p>
      <text:p text:style-name="P6"><text:s text:c="3"/>&lt;!ELEMENT bebida ((codigo | nombre), precio)&gt;</text:p>
      <text:p text:style-name="P6"><text:s text:c="3"/>&lt;!ELEMENT codigo (#PCDATA)&gt;</text:p>
      <text:p text:style-name="P6"><text:s text:c="3"/>&lt;!ELEMENT nombre (#PCDATA)&gt;</text:p>
      <text:p text:style-name="P6"><text:s text:c="3"/>&lt;!ELEMENT precio (#PCDATA)&gt;</text:p>
      <text:p text:style-name="P6">]&gt;</text:p>
      <text:p text:style-name="P6"><text:s/></text:p>
      <text:p text:style-name="P6"><text:soft-page-break/>&lt;bebidas&gt;</text:p>
      <text:p text:style-name="P6"><text:s text:c="3"/>&lt;bebida&gt;</text:p>
      <text:p text:style-name="P6"><text:s text:c="2"/><text:tab/>&lt;nombre&gt;leche&lt;/nombre&gt;</text:p>
      <text:p text:style-name="P6"><text:s text:c="2"/><text:tab/>&lt;precio&gt;8&lt;/precio&gt;</text:p>
      <text:p text:style-name="P6"><text:s text:c="3"/>&lt;/bebida&gt;</text:p>
      <text:p text:style-name="P6"><text:s text:c="3"/>&lt;bebida&gt;</text:p>
      <text:p text:style-name="P6"><text:s text:c="4"/>&lt;codigo&gt;&lt;/codigo&gt;</text:p>
      <text:p text:style-name="P6"><text:s text:c="2"/><text:tab/>&lt;precio&gt;6&lt;/precio&gt;</text:p>
      <text:p text:style-name="P6"><text:s text:c="3"/>&lt;/bebida&gt;</text:p>
      <text:p text:style-name="P6">&lt;/bebidas&gt;</text:p>
      <text:p text:style-name="P1"><text:s/></text:p>
      <text:p text:style-name="P1"><text:s/><text:span text:style-name="T8">Ejercicio 9</text:span></text:p>
      <text:p text:style-name="P1"/>
      <text:p text:style-name="P1"><text:bookmark-start text:name="__DdeLink__1341_446594527"/>&lt;?xml version="1.0" encoding="UTF-8"?&gt;</text:p>
      <text:p text:style-name="P1">&lt;!DOCTYPE productos [</text:p>
      <text:p text:style-name="P1"><text:s text:c="3"/>&lt;!ELEMENT productos (producto)*&gt;</text:p>
      <text:p text:style-name="P1"><text:s text:c="3"/>&lt;!ELEMENT producto (identificacion, nombre)&gt;</text:p>
      <text:p text:style-name="P1"><text:s text:c="3"/>&lt;!ELEMENT identificacion (#PCDATA | codigo | id)*&gt;</text:p>
      <text:p text:style-name="P1"><text:s text:c="3"/>&lt;!ELEMENT codigo (#PCDATA)&gt;</text:p>
      <text:p text:style-name="P1"><text:s text:c="3"/>&lt;!ELEMENT id (#PCDATA)&gt;</text:p>
      <text:p text:style-name="P1"><text:s text:c="3"/>&lt;!ELEMENT nombre (#PCDATA)&gt;</text:p>
      <text:p text:style-name="P1">]&gt;</text:p>
      <text:p text:style-name="P1"><text:s/></text:p>
      <text:p text:style-name="P1">&lt;productos&gt;</text:p>
      <text:p text:style-name="P1"><text:s text:c="3"/>&lt;nombre&gt;martillo&lt;/nombre&gt;</text:p>
      <text:p text:style-name="P1"><text:s text:c="3"/>&lt;identificacion&gt;</text:p>
      <text:p text:style-name="P1"><text:s text:c="2"/><text:tab/>Quedan 14 unidades.</text:p>
      <text:p text:style-name="P1"><text:s text:c="2"/><text:tab/>&lt;codigo&gt;MAR264&lt;/codigo&gt;</text:p>
      <text:p text:style-name="P1"><text:s text:c="3"/>&lt;/identificacion&gt;</text:p>
      <text:p text:style-name="P1"><text:s text:c="3"/>&lt;identificacion&gt;</text:p>
      <text:p text:style-name="P1"><text:s text:c="2"/><text:tab/>&lt;codigo&gt;DES387&lt;/codigo&gt;</text:p>
      <text:p text:style-name="P1"><text:s text:c="2"/><text:tab/>&lt;id&gt;678984&lt;/id&gt;</text:p>
      <text:p text:style-name="P1"><text:s text:c="2"/><text:tab/>No hay stock.</text:p>
      <text:p text:style-name="P1"><text:s text:c="6"/>&lt;nombre&gt;destornillador&lt;/nombre&gt;</text:p>
      <text:p text:style-name="P1"><text:s text:c="3"/>&lt;/identificacion&gt;</text:p>
      <text:p text:style-name="P1">&lt;/productos&gt;</text:p>
      <text:p text:style-name="Standard"><text:bookmark-end text:name="__DdeLink__1341_446594527"/></text:p>
      <text:p text:style-name="P15">Solucion:</text:p>
      <text:p text:style-name="P15">Se han añadido dos elementos llamados productos que albergan a nombre y identificación. Despues en el primer elemento producto se ha ordenado indentificacion y nombre <text:s/>y en el segundo se ha sacado nombre que estaba dentro de identificación:</text:p>
      <text:p text:style-name="P15"/>
      <text:p text:style-name="P6"><text:soft-page-break/>&lt;?xml version="1.0" encoding="UTF-8"?&gt;</text:p>
      <text:p text:style-name="P6">&lt;!DOCTYPE productos [</text:p>
      <text:p text:style-name="P6"><text:s text:c="3"/>&lt;!ELEMENT productos (producto)*&gt;</text:p>
      <text:p text:style-name="P6"><text:s text:c="3"/>&lt;!ELEMENT producto (identificacion, nombre)&gt;</text:p>
      <text:p text:style-name="P6"><text:s text:c="3"/>&lt;!ELEMENT identificacion (#PCDATA | codigo | id)*&gt;</text:p>
      <text:p text:style-name="P6"><text:s text:c="3"/>&lt;!ELEMENT codigo (#PCDATA)&gt;</text:p>
      <text:p text:style-name="P6"><text:s text:c="3"/>&lt;!ELEMENT id (#PCDATA)&gt;</text:p>
      <text:p text:style-name="P6"><text:s text:c="3"/>&lt;!ELEMENT nombre (#PCDATA)&gt;</text:p>
      <text:p text:style-name="P6">]&gt;</text:p>
      <text:p text:style-name="P6"><text:s/></text:p>
      <text:p text:style-name="P6">&lt;productos&gt;</text:p>
      <text:p text:style-name="P6"><text:s text:c="4"/>&lt;producto&gt;</text:p>
      <text:p text:style-name="P6"><text:s text:c="4"/>&lt;identificacion&gt;</text:p>
      <text:p text:style-name="P6"><text:s text:c="2"/><text:tab/>Quedan 14 unidades.</text:p>
      <text:p text:style-name="P6"><text:s text:c="2"/><text:tab/>&lt;codigo&gt;MAR264&lt;/codigo&gt;</text:p>
      <text:p text:style-name="P6"><text:s text:c="3"/>&lt;/identificacion&gt;</text:p>
      <text:p text:style-name="P6"><text:s text:c="3"/>&lt;nombre&gt;martillo&lt;/nombre&gt;</text:p>
      <text:p text:style-name="P6"><text:s text:c="4"/>&lt;/producto&gt;</text:p>
      <text:p text:style-name="P6"><text:s text:c="4"/>&lt;producto&gt;</text:p>
      <text:p text:style-name="P6"><text:s text:c="3"/>&lt;identificacion&gt;</text:p>
      <text:p text:style-name="P6"><text:s text:c="2"/><text:tab/>&lt;codigo&gt;DES387&lt;/codigo&gt;</text:p>
      <text:p text:style-name="P6"><text:s text:c="2"/><text:tab/>&lt;id&gt;678984&lt;/id&gt;</text:p>
      <text:p text:style-name="P6"><text:s text:c="2"/><text:tab/>No hay stock.</text:p>
      <text:p text:style-name="P6"><text:s text:c="3"/>&lt;/identificacion&gt;</text:p>
      <text:p text:style-name="P6"><text:s text:c="3"/>&lt;nombre&gt;destornillador&lt;/nombre&gt;</text:p>
      <text:p text:style-name="P6"><text:s text:c="3"/>&lt;/producto&gt;</text:p>
      <text:p text:style-name="P6">&lt;/producto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dc:date>2019-02-07T20:29:59.132000000</dc:date>
    <meta:editing-duration>PT2H58M7S</meta:editing-duration>
    <meta:editing-cycles>2</meta:editing-cycles>
    <meta:document-statistic meta:table-count="0" meta:image-count="0" meta:object-count="0" meta:page-count="9" meta:paragraph-count="335" meta:word-count="828" meta:character-count="7716" meta:non-whitespace-character-count="6591"/>
  </office:meta>
</office:document-meta>
</file>